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irst_20_line_20_indent">
      <style:text-properties fo:language="pt" fo:country="BR"/>
    </style:style>
    <style:style style:name="P2" style:family="paragraph" style:parent-style-name="First_20_line_20_indent">
      <style:text-properties fo:language="pt" fo:country="BR" officeooo:rsid="000e66ca" officeooo:paragraph-rsid="000e66ca"/>
    </style:style>
    <style:style style:name="P3" style:family="paragraph" style:parent-style-name="Standard">
      <style:text-properties fo:language="pt" fo:country="BR" officeooo:rsid="000e44b8" officeooo:paragraph-rsid="000e44b8"/>
    </style:style>
    <style:style style:name="P4" style:family="paragraph" style:parent-style-name="Heading_20_1">
      <style:text-properties fo:language="pt" fo:country="BR"/>
    </style:style>
    <style:style style:name="P5" style:family="paragraph" style:parent-style-name="Quotations">
      <style:text-properties fo:font-style="italic" style:font-style-asian="italic" style:font-style-complex="italic"/>
    </style:style>
    <style:style style:name="P6" style:family="paragraph" style:parent-style-name="Quotations">
      <style:text-properties officeooo:paragraph-rsid="000eb35a"/>
    </style:style>
    <style:style style:name="T1" style:family="text">
      <style:text-properties officeooo:rsid="000e66ca"/>
    </style:style>
    <style:style style:name="T2" style:family="text">
      <style:text-properties officeooo:rsid="000e6757"/>
    </style:style>
    <style:style style:name="T3" style:family="text">
      <style:text-properties officeooo:rsid="000eb3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b35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e66ca" style:font-style-asian="italic" style:font-style-complex="italic"/>
    </style:style>
    <style:style style:name="T8" style:family="text">
      <style:text-properties fo:font-style="italic" officeooo:rsid="000eb35a" style:font-style-asian="italic" style:font-style-complex="italic"/>
    </style:style>
    <style:style style:name="T9" style:family="text">
      <style:text-properties officeooo:rsid="001012c8"/>
    </style:style>
    <style:style style:name="T10" style:family="text">
      <style:text-properties officeooo:rsid="00114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pítulo 1 – <text:span text:style-name="T9">A visão</text:span></text:h>
      <text:p text:style-name="P3"/>
      <text:p text:style-name="P5">Fogo. Árvores caem. Animais e outros seres correm para todo lado, e não havia uma direção definida no movimento de todos. <text:span text:style-name="T2">Os poucos sobreviventes </text:span>corriam desesperados, <text:span text:style-name="T2">outros lamentavam suas perdas</text:span>. Casas destruídas. <text:span text:style-name="T2">Ainda era possível ver que era o Reino de Möbius, mas tudo estava sendo destruído. </text:span></text:p>
      <text:p text:style-name="P5">Ao virar o rosto, outro lugar. Era Mobotrópolis. <text:span text:style-name="T1">Seres robotizados com várias armas diferentes aplicavam seus golpes massacrando a população. </text:span>Máquinas gigantes derrubavam sem dó casas, construções. Explosões aconteciam aqui e ali. Tanques e mísseis atacavam a cidade. Fumaça, desespero. Nem de longe se percebia o resplendor da grande cidade comercial. Estava sendo eliminada do planeta.</text:p>
      <text:p text:style-name="Quotations">Alguém lamentava: “<text:span text:style-name="T3">O</text:span>nde <text:span text:style-name="T4">ele</text:span> est<text:span text:style-name="T10">á</text:span>? Nosso salvador, noss<text:span text:style-name="T10">o</text:span> <text:span text:style-name="T10">guardião</text:span>? Onde est<text:span text:style-name="T10">á</text:span>?”</text:p>
      <text:p text:style-name="P6"><text:span text:style-name="T3">Ao fundo, era possível ver um borrão azul caído. Só. Tinha de ser </text:span><text:span text:style-name="T5">ele</text:span><text:span text:style-name="T3">, mas estava mais velho. Parecia ter sofrido muito, seu corpo muito machucado. Não podia acreditar no que estava vendo, mas era </text:span><text:span text:style-name="T5">ele</text:span><text:span text:style-name="T3"> sim.</text:span></text:p>
      <text:p text:style-name="P6"><text:span text:style-name="T7">Um massacre às duas cidades como se estivessem em guerra. Mas não uma com a outra, </text:span><text:span text:style-name="T8">pois </text:span><text:span text:style-name="T7">alguém estava liderando o Exército contra as cidades. Estava distante… vermelho, amarelo… redondo…. </text:span><text:span text:style-name="T6">Uma risada tresloucada.</text:span></text:p>
      <text:p text:style-name="P1">O Oráculo acorda sobressaltado. Uma visão aterradora sobre o futuro dos Reinos de Möbius e de Mobotrópolis, onde tudo era caos, destruição e extinção, liderados por um ser que ele próprio ao longo de seus tantos anos, não conhecia. <text:span text:style-name="T1">E não parecia um habitante daquele planeta. Tampouco foi possível identificá-lo. Mas era preciso fazer alguma coisa. Era necessário.</text:span></text:p>
      <text:p text:style-name="P2">Tomado pela angústia, o Oráculo corre em direção ao salão real. Ainda era cedo, e ele não tinha audiência marcada com a Rainha Aleena, mas dado que ele nunca falhou em <text:span text:style-name="T9">se tratando </text:span>de profecias, isso tinha de ser di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 style:writing-mode="page"/>
      <style:text-properties style:font-name="Carlito" fo:font-family="Carlito" style:font-style-name="Regular" style:font-family-generic="swiss" style:font-pitch="variable" fo:language="pt" fo:country="BR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font-style="italic" officeooo:rsid="000eb35a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42:12.877000000</meta:creation-date>
    <dc:date>2016-03-23T21:34:43.514000000</dc:date>
    <meta:editing-duration>PT14M11S</meta:editing-duration>
    <meta:editing-cycles>3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8" meta:word-count="286" meta:character-count="1782" meta:non-whitespace-character-count="1501"/>
  </office:meta>
</office:document-meta>
</file>